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369" officeooo:paragraph-rsid="001bc369"/>
    </style:style>
    <style:style style:name="P2" style:family="paragraph" style:parent-style-name="Standard">
      <style:text-properties officeooo:rsid="001bc369" officeooo:paragraph-rsid="001c935d"/>
    </style:style>
    <style:style style:name="P3" style:family="paragraph" style:parent-style-name="Standard">
      <style:text-properties officeooo:paragraph-rsid="001bc369"/>
    </style:style>
    <style:style style:name="P4" style:family="paragraph" style:parent-style-name="Standard">
      <style:text-properties officeooo:rsid="001bc369" officeooo:paragraph-rsid="001bc369"/>
    </style:style>
    <style:style style:name="P5" style:family="paragraph" style:parent-style-name="Standard">
      <style:text-properties officeooo:paragraph-rsid="001e7920"/>
    </style:style>
    <style:style style:name="P6" style:family="paragraph" style:parent-style-name="Standard">
      <style:text-properties style:font-name="Liberation Serif" fo:font-size="12pt" officeooo:rsid="001e7920" officeooo:paragraph-rsid="001e792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bc369" officeooo:paragraph-rsid="001e7920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bc369" officeooo:paragraph-rsid="001bc369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1bc369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1e7920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ceaa0" style:font-size-asian="12pt" style:font-size-complex="12pt"/>
    </style:style>
    <style:style style:name="T1" style:family="text">
      <style:text-properties officeooo:rsid="001bc369"/>
    </style:style>
    <style:style style:name="T2" style:family="text">
      <style:text-properties officeooo:rsid="001c935d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1c935d"/>
    </style:style>
    <style:style style:name="T5" style:family="text">
      <style:text-properties fo:font-variant="normal" fo:text-transform="none" fo:color="#1d1c1d" fo:font-size="11.25pt" fo:letter-spacing="normal" fo:font-style="normal" fo:font-weight="normal"/>
    </style:style>
    <style:style style:name="T6" style:family="text">
      <style:text-properties fo:font-variant="normal" fo:text-transform="none" fo:color="#1d1c1d" fo:font-size="11.25pt" fo:letter-spacing="normal" fo:font-style="normal" fo:font-weight="normal" officeooo:rsid="001c935d"/>
    </style:style>
    <style:style style:name="T7" style:family="text">
      <style:text-properties fo:font-variant="normal" fo:text-transform="none" fo:color="#1d1c1d" fo:letter-spacing="normal" fo:font-style="normal" fo:font-weight="normal"/>
    </style:style>
    <style:style style:name="T8" style:family="text">
      <style:text-properties fo:font-variant="normal" fo:text-transform="none" fo:color="#1d1c1d" fo:letter-spacing="normal" fo:font-style="normal" fo:font-weight="normal" officeooo:rsid="001c935d"/>
    </style:style>
    <style:style style:name="T9" style:family="text">
      <style:text-properties fo:font-variant="normal" fo:text-transform="none" fo:color="#1d1c1d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1d1c1d" fo:letter-spacing="normal" fo:font-style="normal" fo:font-weight="bold" style:font-weight-asian="bold" style:font-weight-complex="bold" loext:padding="0in" loext:border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ceaa0" style:font-weight-asian="bold" style:font-weight-complex="bold"/>
    </style:style>
    <style:style style:name="T13" style:family="text">
      <style:text-properties officeooo:rsid="001ceaa0"/>
    </style:style>
    <style:style style:name="T14" style:family="text">
      <style:text-properties style:text-line-through-style="solid" style:text-line-through-type="single" officeooo:rsid="001ceaa0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style:text-line-through-style="none" style:text-line-through-type="none" officeooo:rsid="001ceaa0"/>
    </style:style>
    <style:style style:name="T17" style:family="text">
      <style:text-properties style:text-line-through-style="none" style:text-line-through-type="none" officeooo:rsid="001e7920"/>
    </style:style>
    <style:style style:name="T18" style:family="text">
      <style:text-properties officeooo:rsid="001e7920"/>
    </style:style>
    <style:style style:name="T19" style:family="text">
      <style:text-properties style:font-name="Liberation Serif" fo:font-size="12pt" officeooo:rsid="001bc369" style:font-size-asian="12pt" style:font-size-complex="12pt"/>
    </style:style>
    <style:style style:name="T20" style:family="text">
      <style:text-properties style:font-name="Liberation Serif" fo:font-size="12pt" officeooo:rsid="001c935d" style:font-size-asian="12pt" style:font-size-complex="12pt"/>
    </style:style>
    <style:style style:name="T21" style:family="text">
      <style:text-properties style:font-name="Liberation Serif" fo:font-size="12pt" officeooo:rsid="001e792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6/24/2020</text:p>
      <text:p text:style-name="P6"/>
      <text:p text:style-name="P7"/>
      <text:p text:style-name="P9"><text:span text:style-name="T18">This</text:span><text:span text:style-name="T1"> week</text:span></text:p>
      <text:p text:style-name="P8">- start doing <text:span text:style-name="T18">literature</text:span> review of how surrogates are used in scientific workflow (climate and molecular <text:span text:style-name="T18">sciences</text:span>)</text:p>
      <text:p text:style-name="P8">-types/properties/<text:span text:style-name="T18">challenges of smart surrogates</text:span></text:p>
      <text:p text:style-name="P7">- <text:span text:style-name="T2">understand strong and weak scaling</text:span></text:p>
      <text:p text:style-name="P7">- <text:span text:style-name="T2">demonstrate a strong scaling plot or a weak scaling plot</text:span></text:p>
      <text:p text:style-name="P7">- <text:span text:style-name="T8"><text:s/>read Harnessing the Power of Many: Extensible Toolkit for Scalable Ensemble</text:span></text:p>
      <text:p text:style-name="P10"><text:span text:style-name="T9">-Assignment: </text:span><text:span text:style-name="T10">Design, perform and analyze</text:span><text:span text:style-name="T9"> experiments that investigate the strong and weak scaling properties of EnTK (for your chosen workload)-</text:span><text:span text:style-name="T2">DPA model</text:span></text:p>
      <text:p text:style-name="P5"><text:span text:style-name="T19">- </text:span><text:span text:style-name="T20">include </text:span><text:span text:style-name="T21">confusing results</text:span><text:span text:style-name="T20"> in your report</text:span></text:p>
      <text:p text:style-name="P10"><text:span text:style-name="T1">- </text:span><text:span text:style-name="T2">read </text:span><text:span text:style-name="T7">The Structure of Scientific Revolutions</text:span></text:p>
      <text:p text:style-name="P7"><text:span text:style-name="T7">- </text:span><text:span text:style-name="T8">send him on slack a link to a graph</text:span></text:p>
      <text:p text:style-name="P8"/>
      <text:p text:style-name="P8"><text:span text:style-name="T18">T</text:span>his <text:span text:style-name="T18">week</text:span>/next week</text:p>
      <text:p text:style-name="P8">- first classification of smart surrogates</text:p>
      <text:p text:style-name="P8">- next week talk about what kind of a surrogate might I build</text:p>
      <text:p text:style-name="P8">- <text:span text:style-name="T13">write up an </text:span><text:span text:style-name="T18">initial</text:span><text:span text:style-name="T13"> summary of </text:span><text:span text:style-name="T18">literature</text:span><text:span text:style-name="T13"> review and start summarizing it</text:span></text:p>
      <text:p text:style-name="P8"/>
      <text:p text:style-name="P6">Intermediate term:</text:p>
      <text:p text:style-name="P9"><text:span text:style-name="T1">-</text:span><text:span text:style-name="T13">start looking at deep drive md code</text:span></text:p>
      <text:p text:style-name="P11">- <text:span text:style-name="T13">read deep drive md paper</text:span></text:p>
      <text:p text:style-name="P11"><text:span text:style-name="T16">-read deep drive md code(no need to </text:span><text:span text:style-name="T17">understand</text:span><text:span text:style-name="T16"> every line)-hungreyo</text:span><text:span text:style-name="T15"><text:line-break/></text:span></text:p>
      <text:p text:style-name="P6">Long term:</text:p>
      <text:p text:style-name="P10">-<text:span text:style-name="T18">recreate</text:span><text:span text:style-name="T1"> a graph or 2 of 2 billion paper</text:span></text:p>
      <text:p text:style-name="P7">-build a surrogate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0:16:50.233932831</meta:creation-date>
    <dc:date>2020-06-24T11:43:06.713452363</dc:date>
    <meta:editing-duration>PT55M28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22" meta:word-count="172" meta:character-count="1044" meta:non-whitespace-character-count="892"/>
  </office:meta>
</office:document-meta>
</file>